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4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nrate" table:style-name="ta1">
        <table:shapes>
          <draw:frame draw:z-index="0" draw:style-name="gr1" draw:text-style-name="P1" svg:width="15.999cm" svg:height="8.999cm" svg:x="33.663cm" svg:y="0.1cm">
            <draw:object draw:notify-on-update-of-ranges="winrate.A2:winrate.A60 winrate.B1:winrate.B1 winrate.B2:winrate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umber of simulations</text:p>
          </table:table-cell>
          <table:table-cell office:value-type="string" calcext:value-type="string">
            <text:p>Win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96" calcext:value-type="float">
            <text:p>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2T15:58:58.050613810</dc:date>
    <meta:editing-duration>PT8M17S</meta:editing-duration>
    <meta:editing-cycles>1</meta:editing-cycles>
    <meta:document-statistic meta:table-count="1" meta:cell-count="120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181cm" svg:y="0.316cm" chart:style-name="ch2">
          <text:p>Win rate according to the number of simulations</text:p>
        </chart:title>
        <chart:subtitle svg:x="5.244cm" svg:y="1.275cm" chart:style-name="ch3">
          <text:p>AI played against the naive one</text:p>
        </chart:subtitle>
        <chart:legend chart:legend-position="end" svg:x="13.386cm" svg:y="4.201cm" style:legend-expansion="high" chart:style-name="ch4"/>
        <chart:plot-area chart:style-name="ch5" table:cell-range-address="winrate.A2:winrate.B60 winrate.B1:winrate.B1" chart:data-source-has-labels="both" svg:x="1.331cm" svg:y="2.138cm" svg:width="11.735cm" svg:height="5.701cm">
          <chart:coordinate-region svg:x="2.138cm" svg:y="2.337cm" svg:width="10.928cm" svg:height="4.448cm"/>
          <chart:axis chart:dimension="x" chart:name="primary-x" chart:style-name="ch6" chartooo:axis-type="auto">
            <chartooo:date-scale/>
            <chart:title svg:x="5.527cm" svg:y="8.019cm" chart:style-name="ch7">
              <text:p>win rate in percent (%)</text:p>
            </chart:title>
            <chart:categories table:cell-range-address="winrate.A2:winrate.A60"/>
            <chart:grid chart:style-name="ch8" chart:class="major"/>
          </chart:axis>
          <chart:axis chart:dimension="y" chart:name="primary-y" chart:style-name="ch6">
            <chart:title svg:x="0.451cm" svg:y="6.633cm" chart:style-name="ch9">
              <text:p>number of simulations</text:p>
            </chart:title>
            <chart:grid chart:style-name="ch8" chart:class="major"/>
          </chart:axis>
          <chart:series chart:style-name="ch10" chart:values-cell-range-address="winrate.B2:winrate.B60" chart:label-cell-address="winrate.B1:winrate.B1" chart:class="chart:line"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n rate</text:p>
                <draw:g>
                  <svg:desc>winrate.B1:winrate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winrate.A2:winrate.A60</svg:desc>
                </draw:g>
              </table:table-cell>
              <table:table-cell office:value-type="float" office:value="48.5">
                <text:p>48.5</text:p>
                <draw:g>
                  <svg:desc>winrate.B2:winrate.B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